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03388" officeooo:paragraph-rsid="00103388"/>
    </style:style>
    <style:style style:name="P2" style:family="paragraph" style:parent-style-name="Heading_20_1">
      <style:text-properties officeooo:rsid="00133cff" officeooo:paragraph-rsid="00133cff"/>
    </style:style>
    <style:style style:name="P3" style:family="paragraph" style:parent-style-name="Heading_20_1">
      <style:text-properties officeooo:rsid="00185955" officeooo:paragraph-rsid="00185955"/>
    </style:style>
    <style:style style:name="P4" style:family="paragraph" style:parent-style-name="Heading_20_1">
      <style:text-properties officeooo:rsid="001a6600" officeooo:paragraph-rsid="001a6600"/>
    </style:style>
    <style:style style:name="P5" style:family="paragraph" style:parent-style-name="Heading_20_1">
      <style:text-properties officeooo:rsid="001c754d" officeooo:paragraph-rsid="001c754d"/>
    </style:style>
    <style:style style:name="P6" style:family="paragraph" style:parent-style-name="Heading_20_1">
      <style:text-properties officeooo:rsid="0022e648" officeooo:paragraph-rsid="0022e648"/>
    </style:style>
    <style:style style:name="P7" style:family="paragraph" style:parent-style-name="Heading_20_1">
      <style:text-properties officeooo:rsid="00261320" officeooo:paragraph-rsid="00261320"/>
    </style:style>
    <style:style style:name="P8" style:family="paragraph" style:parent-style-name="Heading_20_1">
      <style:text-properties officeooo:rsid="002a7bf5" officeooo:paragraph-rsid="002a7bf5"/>
    </style:style>
    <style:style style:name="P9" style:family="paragraph" style:parent-style-name="Preformatted_20_Text">
      <style:paragraph-properties fo:margin-top="0cm" fo:margin-bottom="0.499cm" loext: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Standard">
      <style:text-properties officeooo:rsid="000e14bc" officeooo:paragraph-rsid="000e14bc"/>
    </style:style>
    <style:style style:name="P32" style:family="paragraph" style:parent-style-name="Standard">
      <style:text-properties officeooo:rsid="000ee5ae" officeooo:paragraph-rsid="000ee5ae"/>
    </style:style>
    <style:style style:name="P33" style:family="paragraph" style:parent-style-name="Standard">
      <style:text-properties officeooo:rsid="00103388" officeooo:paragraph-rsid="00103388"/>
    </style:style>
    <style:style style:name="P34" style:family="paragraph" style:parent-style-name="Standard">
      <style:text-properties officeooo:rsid="0011ad05" officeooo:paragraph-rsid="0011ad05"/>
    </style:style>
    <style:style style:name="P35" style:family="paragraph" style:parent-style-name="Standard">
      <style:text-properties officeooo:rsid="0011d6d3" officeooo:paragraph-rsid="0011d6d3"/>
    </style:style>
    <style:style style:name="P36" style:family="paragraph" style:parent-style-name="Standard">
      <style:text-properties officeooo:rsid="00133cff" officeooo:paragraph-rsid="00133cff"/>
    </style:style>
    <style:style style:name="P37" style:family="paragraph" style:parent-style-name="Standard">
      <style:text-properties officeooo:rsid="001527b4" officeooo:paragraph-rsid="001527b4"/>
    </style:style>
    <style:style style:name="P38" style:family="paragraph" style:parent-style-name="Standard">
      <style:text-properties officeooo:rsid="00167c50" officeooo:paragraph-rsid="00167c50"/>
    </style:style>
    <style:style style:name="P39" style:family="paragraph" style:parent-style-name="Standard">
      <style:text-properties officeooo:rsid="00185955" officeooo:paragraph-rsid="00185955"/>
    </style:style>
    <style:style style:name="P40" style:family="paragraph" style:parent-style-name="Standard">
      <style:text-properties officeooo:rsid="00199bcd" officeooo:paragraph-rsid="00199bcd"/>
    </style:style>
    <style:style style:name="P41" style:family="paragraph" style:parent-style-name="Standard">
      <style:text-properties officeooo:rsid="001a6600" officeooo:paragraph-rsid="001a6600"/>
    </style:style>
    <style:style style:name="P42" style:family="paragraph" style:parent-style-name="Standard">
      <style:text-properties officeooo:rsid="001a7948" officeooo:paragraph-rsid="001a7948"/>
    </style:style>
    <style:style style:name="P43" style:family="paragraph" style:parent-style-name="Standard">
      <style:text-properties officeooo:rsid="001c754d" officeooo:paragraph-rsid="001c754d"/>
    </style:style>
    <style:style style:name="P44" style:family="paragraph" style:parent-style-name="Standard">
      <style:text-properties officeooo:rsid="001e27db" officeooo:paragraph-rsid="001e27db"/>
    </style:style>
    <style:style style:name="P45" style:family="paragraph" style:parent-style-name="Standard">
      <style:text-properties officeooo:rsid="00217e5d" officeooo:paragraph-rsid="00217e5d"/>
    </style:style>
    <style:style style:name="P46" style:family="paragraph" style:parent-style-name="Standard">
      <style:text-properties officeooo:rsid="0022e648" officeooo:paragraph-rsid="0022e648"/>
    </style:style>
    <style:style style:name="P47" style:family="paragraph" style:parent-style-name="Standard">
      <style:text-properties officeooo:rsid="0023b4f6" officeooo:paragraph-rsid="0023b4f6"/>
    </style:style>
    <style:style style:name="P48" style:family="paragraph" style:parent-style-name="Standard">
      <style:text-properties officeooo:rsid="002431f3" officeooo:paragraph-rsid="002431f3"/>
    </style:style>
    <style:style style:name="P49" style:family="paragraph" style:parent-style-name="Standard">
      <style:text-properties officeooo:rsid="00261320" officeooo:paragraph-rsid="00261320"/>
    </style:style>
    <style:style style:name="P50" style:family="paragraph" style:parent-style-name="Standard">
      <style:text-properties officeooo:rsid="0026a823" officeooo:paragraph-rsid="0026a823"/>
    </style:style>
    <style:style style:name="P51" style:family="paragraph" style:parent-style-name="Standard">
      <style:text-properties officeooo:rsid="002889e0" officeooo:paragraph-rsid="002889e0"/>
    </style:style>
    <style:style style:name="P52" style:family="paragraph" style:parent-style-name="Standard">
      <style:text-properties officeooo:rsid="002a7bf5" officeooo:paragraph-rsid="002a7bf5"/>
    </style:style>
    <style:style style:name="P53" style:family="paragraph" style:parent-style-name="Standard">
      <style:text-properties officeooo:rsid="002b5cec" officeooo:paragraph-rsid="002b5cec"/>
    </style:style>
    <style:style style:name="P54" style:family="paragraph" style:parent-style-name="Standard">
      <style:text-properties officeooo:rsid="002c0c50" officeooo:paragraph-rsid="002c0c50"/>
    </style:style>
    <style:style style:name="T1" style:family="text">
      <style:text-properties officeooo:rsid="000bf79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2.648cm" draw:z-index="0">
        <draw:text-box fo:min-height="0.787cm">
          <text:p text:style-name="Text_20_body"/>
        </draw:text-box>
      </draw:frame>
      <draw:frame draw:style-name="fr2" draw:name="Frame2" text:anchor-type="page" text:anchor-page-number="1" svg:x="0cm" svg:y="0cm" svg:width="0.041cm" style:rel-width="100%" svg:height="0.041cm" draw:z-index="1">
        <draw:text-box fo:min-height="100%">
          <text:p text:style-name="Text_20_body"/>
        </draw:text-box>
      </draw:frame>
      <draw:frame draw:style-name="fr1" draw:name="Frame3" text:anchor-type="page" text:anchor-page-number="1" svg:x="0cm" svg:y="0cm" svg:width="17.78cm" draw:z-index="2">
        <draw:text-box fo:min-height="9.918cm">
          <text:p text:style-name="Text_20_body"/>
        </draw:text-box>
      </draw:frame>
      <draw:frame draw:style-name="fr2" draw:name="Frame4" text:anchor-type="page" text:anchor-page-number="1" svg:x="0cm" svg:y="0cm" svg:width="0.041cm" style:rel-width="100%" svg:height="0.041cm" draw:z-index="3">
        <draw:text-box fo:min-height="100%">
          <text:p text:style-name="Text_20_body"/>
        </draw:text-box>
      </draw:frame>
      <text:p text:style-name="Standard"><text:tab/><text:tab/><text:tab/><text:span text:style-name="T1">MACHINE LEARNIG -2 DATACAMP</text:span></text:p>
      <text:p text:style-name="Standard"/>
      <text:h text:style-name="Heading_20_1" text:outline-level="1">Setting up a train-test split in scikit-learn</text:h>
      <text:p text:style-name="Text_20_body">Alright, you've been patient and awesome. It's finally time to start training models! </text:p>
      <text:p text:style-name="Text_20_body">The first step is to split the data into a training set and a test set. Some labels don't occur very often, but we want to make sure that they appear in both the training and the test sets. We provide a function that will make sure at least <text:span text:style-name="Source_20_Text">min_count</text:span> examples of each label appear in each split: <text:span text:style-name="Source_20_Text">multilabel_train_test_split</text:span>.</text:p>
      <text:p text:style-name="Text_20_body">Feel free to check out the full code for <text:span text:style-name="Source_20_Text">multilabel_train_test_split</text:span> <text:a xlink:type="simple" xlink:href="https://github.com/drivendataorg/box-plots-sklearn/blob/master/src/data/multilabel.py" office:target-frame-name="_blank" xlink:show="new" text:style-name="Internet_20_link" text:visited-style-name="Visited_20_Internet_20_Link">here</text:a>.</text:p>
      <text:p text:style-name="Text_20_body">You'll start with a simple model that uses <text:span text:style-name="Strong_20_Emphasis">just the numeric columns</text:span> of your DataFrame when calling <text:span text:style-name="Source_20_Text">multilabel_train_test_split</text:span>. The data has been read into a DataFrame <text:span text:style-name="Source_20_Text">df</text:span> and a list consisting of just the numeric columns is available as <text:span text:style-name="Source_20_Text">NUMERIC_COLUMNS</text:span>.</text:p>
      <text:h text:style-name="Heading_20_5" text:outline-level="5">Instructions</text:h>
      <text:p text:style-name="Text_20_body">100xp</text:p>
      <text:list xml:id="list4577248799131858539" text:style-name="L1">
        <text:list-item>
          <text:p text:style-name="P21">Create a new DataFrame named <text:span text:style-name="Source_20_Text">numeric_data_only</text:span> by applying the <text:span text:style-name="Source_20_Text">.fillna(-1000)</text:span> method to the numeric columns (available in the list <text:span text:style-name="Source_20_Text">NUMERIC_COLUMNS</text:span>) of <text:span text:style-name="Source_20_Text">df</text:span>. </text:p>
        </text:list-item>
        <text:list-item>
          <text:p text:style-name="P21">Convert the labels (available in the list <text:span text:style-name="Source_20_Text">LABELS</text:span>) to dummy variables. Save the result as <text:span text:style-name="Source_20_Text">label_dummies</text:span>. </text:p>
        </text:list-item>
        <text:list-item>
          <text:p text:style-name="P21">In the call to <text:span text:style-name="Source_20_Text">multilabel_train_test_split()</text:span>, set the <text:span text:style-name="Source_20_Text">size</text:span> of your test set to be <text:span text:style-name="Source_20_Text">0.2</text:span>. Use a <text:span text:style-name="Source_20_Text">seed</text:span> of <text:span text:style-name="Source_20_Text">123</text:span>. </text:p>
        </text:list-item>
        <text:list-item>
          <text:p text:style-name="P10">Fill in the <text:span text:style-name="Source_20_Text">.info()</text:span> method calls for <text:span text:style-name="Source_20_Text">X_train</text:span>, <text:span text:style-name="Source_20_Text">X_test</text:span>, <text:span text:style-name="Source_20_Text">y_train</text:span>, and <text:span text:style-name="Source_20_Text">y_test</text:span>. </text:p>
        </text:list-item>
      </text:list>
      <text:p text:style-name="P31">&gt;&gt;SOLUTION</text:p>
      <text:p text:style-name="P32"># Create the new DataFrame: numeric_data_only</text:p>
      <text:p text:style-name="P32">numeric_data_only = df[NUMERIC_COLUMNS].fillna(-1000)</text:p>
      <text:p text:style-name="P32"/>
      <text:p text:style-name="P32"># Get labels and convert to dummy variables: label_dummies</text:p>
      <text:p text:style-name="P32">label_dummies = pd.get_dummies(df[LABELS])</text:p>
      <text:p text:style-name="P32"/>
      <text:p text:style-name="P32"># Create training and test sets</text:p>
      <text:p text:style-name="P32">X_train, X_test, y_train, y_test = multilabel_train_test_split(numeric_data_only,</text:p>
      <text:p text:style-name="P32"><text:s text:c="63"/>label_dummies,</text:p>
      <text:p text:style-name="P32"><text:s text:c="63"/>size=0.2, </text:p>
      <text:p text:style-name="P32"><text:s text:c="63"/>seed=123)</text:p>
      <text:p text:style-name="P32"/>
      <text:p text:style-name="P32"># Print the info</text:p>
      <text:p text:style-name="P32">print("X_train info:")</text:p>
      <text:p text:style-name="P32">print(X_train.info())</text:p>
      <text:p text:style-name="P32">print("\nX_test info:") <text:s/></text:p>
      <text:p text:style-name="P32">print(X_test.info())</text:p>
      <text:p text:style-name="P32">print("\ny_train info:") <text:s/></text:p>
      <text:p text:style-name="P32">print(y_train.info())</text:p>
      <text:p text:style-name="P32">print("\ny_test info:") <text:s/></text:p>
      <text:p text:style-name="P32"><text:soft-page-break/>print(y_test.info()) </text:p>
      <text:p text:style-name="P32"/>
      <text:p text:style-name="P32"/>
      <text:p text:style-name="P33">&gt;&gt;&gt;</text:p>
      <text:h text:style-name="P1" text:outline-level="1">Training a model</text:h>
      <text:p text:style-name="Text_20_body">With split data in hand, you're only a few lines away from training a model.</text:p>
      <text:p text:style-name="Text_20_body">In this exercise, you will import the logistic regression and one versus rest classifiers in order to fit a multi-class logistic regression model to the <text:span text:style-name="Source_20_Text">NUMERIC_COLUMNS</text:span> of your feature data.</text:p>
      <text:p text:style-name="Text_20_body">Then you'll test and print the accuracy with the <text:span text:style-name="Source_20_Text">.score()</text:span> method to see the results of training. </text:p>
      <text:p text:style-name="Text_20_body"><text:span text:style-name="Strong_20_Emphasis">Before you train!</text:span> Remember, we're ultimately going to be using logloss to score our model, so don't worry too much about the accuracy here. Keep in mind that you're throwing away all of the text data in the dataset - that's by far most of the data! So don't get your hopes up for a killer performance just yet. We're just interested in getting things up and running at the moment.</text:p>
      <text:p text:style-name="Text_20_body">All data necessary to call <text:span text:style-name="Source_20_Text">multilabel_train_test_split()</text:span> has been loaded into the workspace.</text:p>
      <text:h text:style-name="Heading_20_5" text:outline-level="5">Instructions</text:h>
      <text:p text:style-name="Text_20_body">100xp</text:p>
      <text:h text:style-name="Heading_20_5" text:outline-level="5">Instructions</text:h>
      <text:p text:style-name="Text_20_body">100xp</text:p>
      <text:list xml:id="list1620559109506870697" text:style-name="L2">
        <text:list-item>
          <text:p text:style-name="P22">Import <text:span text:style-name="Source_20_Text">LogisticRegression</text:span> from <text:span text:style-name="Source_20_Text">sklearn.linear_model</text:span> and <text:span text:style-name="Source_20_Text">OneVsRestClassifier</text:span> from <text:span text:style-name="Source_20_Text">sklearn.multiclass</text:span>. </text:p>
        </text:list-item>
        <text:list-item>
          <text:p text:style-name="P22">Instantiate the classifier <text:span text:style-name="Source_20_Text">clf</text:span> by placing <text:span text:style-name="Source_20_Text">LogisticRegression()</text:span> inside <text:span text:style-name="Source_20_Text">OneVsRestClassifier()</text:span>. </text:p>
        </text:list-item>
        <text:list-item>
          <text:p text:style-name="P22">Fit the classifier to the training data <text:span text:style-name="Source_20_Text">X_train</text:span> and <text:span text:style-name="Source_20_Text">y_train</text:span>. </text:p>
        </text:list-item>
        <text:list-item>
          <text:p text:style-name="P11">Compute and print the accuracy of the classifier using its <text:span text:style-name="Source_20_Text">.score()</text:span> method, which accepts two arguments: <text:span text:style-name="Source_20_Text">X_test</text:span> and <text:span text:style-name="Source_20_Text">y_test</text:span>. </text:p>
        </text:list-item>
      </text:list>
      <text:p text:style-name="P34">SOLUTION&gt;&gt;&gt;</text:p>
      <text:p text:style-name="P35"># Import classifiers</text:p>
      <text:p text:style-name="P35">from sklearn.linear_model import LogisticRegression</text:p>
      <text:p text:style-name="P35">from sklearn.multiclass import OneVsRestClassifier</text:p>
      <text:p text:style-name="P35"/>
      <text:p text:style-name="P35"># Create the DataFrame: numeric_data_only</text:p>
      <text:p text:style-name="P35">numeric_data_only = df[NUMERIC_COLUMNS].fillna(-1000)</text:p>
      <text:p text:style-name="P35"/>
      <text:p text:style-name="P35"># Get labels and convert to dummy variables: label_dummies</text:p>
      <text:p text:style-name="P35">label_dummies = pd.get_dummies(df[LABELS])</text:p>
      <text:p text:style-name="P35"/>
      <text:p text:style-name="P35"># Create training and test sets</text:p>
      <text:p text:style-name="P35">X_train, X_test, y_train, y_test = multilabel_train_test_split(numeric_data_only,</text:p>
      <text:p text:style-name="P35"><text:s text:c="63"/>label_dummies,</text:p>
      <text:p text:style-name="P35"><text:soft-page-break/><text:s text:c="63"/>size=0.2, </text:p>
      <text:p text:style-name="P35"><text:s text:c="63"/>seed=123)</text:p>
      <text:p text:style-name="P35"/>
      <text:p text:style-name="P35"># Instantiate the classifier: clf</text:p>
      <text:p text:style-name="P35">clf = OneVsRestClassifier(LogisticRegression())</text:p>
      <text:p text:style-name="P35"/>
      <text:p text:style-name="P35"># Fit the classifier to the training data</text:p>
      <text:p text:style-name="P35">clf.fit(X_train, y_train)</text:p>
      <text:p text:style-name="P35"/>
      <text:p text:style-name="P35"># Print the accuracy</text:p>
      <text:p text:style-name="P35">print("Accuracy: {}".format(clf.score(X_test, y_test)))</text:p>
      <text:p text:style-name="P35"/>
      <text:p text:style-name="P35"/>
      <text:p text:style-name="P36">&gt;&gt;&gt;&gt;</text:p>
      <text:h text:style-name="P2" text:outline-level="1">Use your model to predict values on holdout data</text:h>
      <text:p text:style-name="Text_20_body">You're ready to make some predictions! Remember, the train-test-split you've carried out so far is for model development. The original competition provides an additional test set, for which you'll never actually <text:span text:style-name="Emphasis">see</text:span> the correct labels. This is called the "holdout data."</text:p>
      <text:p text:style-name="Text_20_body">The point of the holdout data is to provide a fair test for machine learning competitions. If the labels aren't known by anyone but DataCamp, DrivenData, or whoever is hosting the competition, you can be sure that no one submits a mere copy of labels to artificially pump up the performance on their model.</text:p>
      <text:p text:style-name="Text_20_body">Remember that the original goal is to predict the <text:span text:style-name="Strong_20_Emphasis">probability of each label</text:span>. In this exercise you'll do just that by using the <text:span text:style-name="Source_20_Text">.predict_proba()</text:span> method on your trained model.</text:p>
      <text:p text:style-name="Text_20_body">First, however, you'll need to load the holdout data, which is available in the workspace as the file <text:span text:style-name="Source_20_Text">HoldoutData.csv</text:span>.</text:p>
      <text:h text:style-name="Heading_20_5" text:outline-level="5">Instructions</text:h>
      <text:p text:style-name="Text_20_body">100xp</text:p>
      <text:h text:style-name="Heading_20_5" text:outline-level="5">Instructions</text:h>
      <text:p text:style-name="Text_20_body">100xp</text:p>
      <text:list xml:id="list7542804857289704666" text:style-name="L3">
        <text:list-item>
          <text:p text:style-name="P23">Read <text:span text:style-name="Source_20_Text">HoldoutData.csv</text:span> into a DataFrame called <text:span text:style-name="Source_20_Text">holdout</text:span>. Specify the keyword argument <text:span text:style-name="Source_20_Text">index_col=0</text:span> in your call to <text:span text:style-name="Source_20_Text">read_csv()</text:span>. </text:p>
        </text:list-item>
        <text:list-item>
          <text:p text:style-name="P12">Generate predictions using <text:span text:style-name="Source_20_Text">.predict_proba()</text:span> on the numeric columns (available in the <text:span text:style-name="Source_20_Text">NUMERIC_COLUMNS</text:span> list) of <text:span text:style-name="Source_20_Text">holdout</text:span>. Make sure to fill in missing values with <text:span text:style-name="Source_20_Text">-1000</text:span>! </text:p>
        </text:list-item>
      </text:list>
      <text:p text:style-name="P37">SOLUTIONS&gt;</text:p>
      <text:p text:style-name="P38"># Instantiate the classifier: clf</text:p>
      <text:p text:style-name="P38">clf = OneVsRestClassifier(LogisticRegression())</text:p>
      <text:p text:style-name="P38"/>
      <text:p text:style-name="P38"># Fit it to the training data</text:p>
      <text:p text:style-name="P38"><text:soft-page-break/>clf.fit(X_train, y_train)</text:p>
      <text:p text:style-name="P38"/>
      <text:p text:style-name="P38"># Load the holdout data: holdout</text:p>
      <text:p text:style-name="P38">holdout = pd.read_csv('HoldoutData.csv', index_col=0)</text:p>
      <text:p text:style-name="P38"/>
      <text:p text:style-name="P38"># Generate predictions: predictions</text:p>
      <text:p text:style-name="P38">predictions = clf.predict_proba(holdout[NUMERIC_COLUMNS].fillna(-1000))</text:p>
      <text:p text:style-name="P38"/>
      <text:p text:style-name="P38"/>
      <text:p text:style-name="P39">&gt;&gt;&gt;&gt;&gt;&gt;</text:p>
      <text:h text:style-name="P3" text:outline-level="1">Writing out your results to a csv for submission</text:h>
      <text:p text:style-name="Text_20_body">At last, you're ready to submit some predictions for scoring. In this exercise, you'll write your predictions to a <text:span text:style-name="Source_20_Text">.csv</text:span> using the <text:span text:style-name="Source_20_Text">.to_csv()</text:span> method on a pandas DataFrame. Then you'll evaluate your performance according to the LogLoss metric discussed earlier!</text:p>
      <text:p text:style-name="Text_20_body">You'll need to make sure your submission obeys the <text:a xlink:type="simple" xlink:href="https://www.drivendata.org/competitions/4/page/15/#sub_values" office:target-frame-name="_blank" xlink:show="new" text:style-name="Internet_20_link" text:visited-style-name="Visited_20_Internet_20_Link">correct format</text:a>.</text:p>
      <text:p text:style-name="Text_20_body">To do this, you'll use your <text:span text:style-name="Source_20_Text">predictions</text:span> values to create a new DataFrame, <text:span text:style-name="Source_20_Text">prediction_df</text:span>. </text:p>
      <text:p text:style-name="Text_20_body"><text:span text:style-name="Strong_20_Emphasis">Interpreting LogLoss &amp; Beating the Benchmark:</text:span> </text:p>
      <text:p text:style-name="Text_20_body">When interpreting your log loss score, keep in mind that the score will change based on the number of samples tested. To get a sense of how this <text:span text:style-name="Emphasis">very basic</text:span> model performs, compare your score to the <text:span text:style-name="Strong_20_Emphasis">DrivenData benchmark model performance: 2.0455</text:span>, which merely submitted uniform probabilities for each class.</text:p>
      <text:p text:style-name="Text_20_body">Remember, the lower the log loss the better. Is your model's log loss lower than 2.0455?</text:p>
      <text:h text:style-name="Heading_20_5" text:outline-level="5">Instructions</text:h>
      <text:p text:style-name="Text_20_body">100xp</text:p>
      <text:h text:style-name="Heading_20_5" text:outline-level="5">Instructions</text:h>
      <text:p text:style-name="Text_20_body">100xp</text:p>
      <text:list xml:id="list5244668650235626892" text:style-name="L4">
        <text:list-item>
          <text:p text:style-name="P24">Create the <text:span text:style-name="Source_20_Text">prediction_df</text:span> DataFrame by specifying the following arguments to the provided parameters <text:span text:style-name="Source_20_Text">pd.DataFrame()</text:span>:</text:p>
          <text:list>
            <text:list-item>
              <text:p text:style-name="P24"><text:span text:style-name="Source_20_Text">pd.get_dummies(df[LABELS]).columns</text:span>. </text:p>
            </text:list-item>
            <text:list-item>
              <text:p text:style-name="P24"><text:span text:style-name="Source_20_Text">holdout.index</text:span>. </text:p>
            </text:list-item>
            <text:list-item>
              <text:p text:style-name="P24"><text:span text:style-name="Source_20_Text">predictions</text:span>.</text:p>
            </text:list-item>
          </text:list>
        </text:list-item>
        <text:list-item>
          <text:p text:style-name="P24">Save <text:span text:style-name="Source_20_Text">prediction_df</text:span> to a csv file called <text:span text:style-name="Source_20_Text">'predictions.csv'</text:span> using the <text:span text:style-name="Source_20_Text">.to_csv()</text:span> method. </text:p>
        </text:list-item>
        <text:list-item>
          <text:p text:style-name="P13">Submit the predictions for scoring by using the <text:span text:style-name="Source_20_Text">score_submission()</text:span> function with <text:span text:style-name="Source_20_Text">pred_path</text:span> set to <text:span text:style-name="Source_20_Text">'predictions.csv'</text:span></text:p>
        </text:list-item>
      </text:list>
      <text:p text:style-name="P40">SOLUTIONS&gt;&gt;</text:p>
      <text:p text:style-name="P40"># Generate predictions: predictions</text:p>
      <text:p text:style-name="P40"><text:soft-page-break/>predictions = clf.predict_proba(holdout[NUMERIC_COLUMNS].fillna(-1000))</text:p>
      <text:p text:style-name="P40"/>
      <text:p text:style-name="P40"># Format predictions in DataFrame: prediction_df</text:p>
      <text:p text:style-name="P40">prediction_df = pd.DataFrame(columns=pd.get_dummies(df[LABELS]).columns,</text:p>
      <text:p text:style-name="P40"><text:s text:c="29"/>index=holdout.index,</text:p>
      <text:p text:style-name="P40"><text:s text:c="29"/>data=predictions)</text:p>
      <text:p text:style-name="P40"/>
      <text:p text:style-name="P40"/>
      <text:p text:style-name="P40"># Save prediction_df to csv</text:p>
      <text:p text:style-name="P40">prediction_df.to_csv('predictions.csv')</text:p>
      <text:p text:style-name="P40"/>
      <text:p text:style-name="P40"># Submit the predictions for scoring: score</text:p>
      <text:p text:style-name="P40">score = score_submission(pred_path='predictions.csv')</text:p>
      <text:p text:style-name="P40"/>
      <text:p text:style-name="P40"># Print score</text:p>
      <text:p text:style-name="P40">print('Your model, trained with numeric data only, yields logloss score: {}'.format(score))</text:p>
      <text:p text:style-name="P40"/>
      <text:p text:style-name="P40"/>
      <text:p text:style-name="P41">&gt;&gt;&gt;&gt;&gt;</text:p>
      <text:h text:style-name="P4" text:outline-level="1">Tokenizing text</text:h>
      <text:p text:style-name="Text_20_body">As we talked about in the video, <text:a xlink:type="simple" xlink:href="http://nlp.stanford.edu/IR-book/html/htmledition/tokenization-1.html" office:target-frame-name="_blank" xlink:show="new" text:style-name="Internet_20_link" text:visited-style-name="Visited_20_Internet_20_Link">tokenization</text:a> is the process of chopping up a character sequence into pieces called <text:span text:style-name="Emphasis">tokens</text:span>. </text:p>
      <text:p text:style-name="Text_20_body">How do we determine what constitutes a token? Often, tokens are separated by whitespace. But we can specify other delimiters as well. For example, if we decided to tokenize on punctuation, then any punctuation mark would be treated like a whitespace. How we tokenize text in our DataFrame can affect the statistics we use in our model.</text:p>
      <text:p text:style-name="Text_20_body">A particular cell in our budget DataFrame may have the string content <text:span text:style-name="Source_20_Text">Title I - Disadvantaged Children/Targeted Assistance</text:span>. The number of n-grams generated by this text data is sensitive to whether or not we tokenize on punctuation, as you'll show in the following exercise.</text:p>
      <text:p text:style-name="Text_20_body">How many tokens (1-grams) are in the string</text:p>
      <text:p text:style-name="P9"><text:span text:style-name="Source_20_Text">Title I - Disadvantaged Children/Targeted Assistance</text:span></text:p>
      <text:p text:style-name="Text_20_body">if we tokenize on punctuation?</text:p>
      <text:h text:style-name="Heading_20_5" text:outline-level="5">Answer the question</text:h>
      <text:p text:style-name="Text_20_body">50xp</text:p>
      <text:h text:style-name="Heading_20_5" text:outline-level="5">Possible Answers</text:h>
      <text:list xml:id="list1994495722908061219" text:style-name="L5">
        <text:list-item>
          <text:p text:style-name="P25">4.</text:p>
          <text:p text:style-name="P25">press </text:p>
        </text:list-item>
        <text:list-item>
          <text:p text:style-name="P25">6.</text:p>
          <text:p text:style-name="P25">press </text:p>
        </text:list-item>
        <text:list-item>
          <text:p text:style-name="P25">8.</text:p>
          <text:p text:style-name="P25"><text:soft-page-break/>press </text:p>
        </text:list-item>
        <text:list-item>
          <text:p text:style-name="P14">13.</text:p>
        </text:list-item>
      </text:list>
      <text:p text:style-name="P42">SOLUTIONS&gt; <text:s/>6</text:p>
      <text:p text:style-name="P44">explanation:</text:p>
      <text:p text:style-name="P44">Yes! Tokenizing on punctuation means that Children/Targeted becomes two tokens and - is dropped altogether. Nice work!</text:p>
      <text:p text:style-name="P42"/>
      <text:p text:style-name="P43">&gt;&gt;&gt;</text:p>
      <text:h text:style-name="P5" text:outline-level="1">Testing your NLP credentials with n-grams</text:h>
      <text:p text:style-name="Text_20_body">You're well on your way to NLP superiority. Let's test your mastery of n-grams!</text:p>
      <text:p text:style-name="Text_20_body">In the workspace, we have the loaded a python list, <text:span text:style-name="Source_20_Text">one_grams</text:span>, which contains all 1-grams of the string <text:span text:style-name="Source_20_Text">petro-vend fuel and fluids</text:span>, tokenized on punctuation. Specifically,</text:p>
      <text:p text:style-name="P9"><text:span text:style-name="Source_20_Text">one_grams = ['petro', 'vend', 'fuel', 'and', 'fluids']</text:span></text:p>
      <text:p text:style-name="Text_20_body">In this exercise, your job is to determine the <text:span text:style-name="Strong_20_Emphasis">sum</text:span> of 1-grams, 2-grams and 3-grams generated by the string <text:span text:style-name="Source_20_Text">petro-vend fuel and fluids</text:span>, tokenized on punctuation.</text:p>
      <text:p text:style-name="Text_20_body"><text:span text:style-name="Emphasis">Recall that the n-gram of a sequence consists of all ordered subsequences of length n.</text:span></text:p>
      <text:h text:style-name="Heading_20_5" text:outline-level="5">Instructions</text:h>
      <text:p text:style-name="Text_20_body">50xp</text:p>
      <text:h text:style-name="Heading_20_5" text:outline-level="5">Possible Answers</text:h>
      <text:list xml:id="list5538774970518714754" text:style-name="L6">
        <text:list-item>
          <text:p text:style-name="P26">3.</text:p>
          <text:p text:style-name="P26">press </text:p>
        </text:list-item>
        <text:list-item>
          <text:p text:style-name="P26">4.</text:p>
          <text:p text:style-name="P26">press </text:p>
        </text:list-item>
        <text:list-item>
          <text:p text:style-name="P26">7.</text:p>
          <text:p text:style-name="P26">press </text:p>
        </text:list-item>
        <text:list-item>
          <text:p text:style-name="P26">12.</text:p>
          <text:p text:style-name="P26">press </text:p>
        </text:list-item>
        <text:list-item>
          <text:p text:style-name="P26">15.</text:p>
          <text:p text:style-name="P15">press </text:p>
        </text:list-item>
      </text:list>
      <text:p text:style-name="P45">ans&gt; 12</text:p>
      <text:p text:style-name="P45">explanation:</text:p>
      <text:p text:style-name="P45">Bingo! The number of <text:span text:style-name="Source_20_Text">1-grams + 2-grams + 3-grams</text:span> is <text:span text:style-name="Source_20_Text">5 + 4 + 3 = 12</text:span>. NLP champion!</text:p>
      <text:p text:style-name="P45"/>
      <text:p text:style-name="P45"/>
      <text:p text:style-name="P46">&gt;&gt;&gt;</text:p>
      <text:h text:style-name="P6" text:outline-level="1"><text:soft-page-break/>Creating a bag-of-words in scikit-learn</text:h>
      <text:p text:style-name="Text_20_body">In this exercise, you'll study the effects of tokenizing in different ways by comparing the bag-of-words representations resulting from different token patterns.</text:p>
      <text:p text:style-name="Text_20_body">You will focus on one feature only, the <text:span text:style-name="Source_20_Text">Position_Extra</text:span> column, which describes any additional information not captured by the <text:span text:style-name="Source_20_Text">Position_Type</text:span> label.</text:p>
      <text:p text:style-name="Text_20_body">For example, in the Shell you can check out the budget item in row 8960 of the data using <text:span text:style-name="Source_20_Text">df.loc[8960]</text:span>. Looking at the output reveals that this <text:span text:style-name="Source_20_Text">Object_Description</text:span> is overtime pay. For who? The Position Type is merely "other", but the Position Extra elaborates: "BUS DRIVER". Explore the column further to see more instances. It has a lot of NaN values.</text:p>
      <text:p text:style-name="Text_20_body">Your task is to turn the raw text in this column into a bag-of-words representation by creating tokes that contain <text:span text:style-name="Emphasis">only</text:span> alphanumeric characters.</text:p>
      <text:p text:style-name="Text_20_body">For comparison purposes, the first 15 tokens of <text:span text:style-name="Source_20_Text">vec_basic</text:span>, which splits <text:span text:style-name="Source_20_Text">df.Position_Extra</text:span> into tokens when it encounters only <text:span text:style-name="Emphasis">whitespace</text:span> characters, have been printed along with the length of the representation.</text:p>
      <text:h text:style-name="Heading_20_5" text:outline-level="5">Instructions</text:h>
      <text:p text:style-name="Text_20_body">100xp</text:p>
      <text:h text:style-name="Heading_20_5" text:outline-level="5">Instructions</text:h>
      <text:p text:style-name="Text_20_body">100xp</text:p>
      <text:list xml:id="list5424886073856653218" text:style-name="L8">
        <text:list-item>
          <text:p text:style-name="P27">Import <text:span text:style-name="Source_20_Text">CountVectorizer</text:span> from <text:span text:style-name="Source_20_Text">sklearn.feature_extraction.text</text:span>. </text:p>
        </text:list-item>
        <text:list-item>
          <text:p text:style-name="P27">Fill missing values in <text:span text:style-name="Source_20_Text">df.Position_Extra</text:span> using <text:span text:style-name="Source_20_Text">.fillna('')</text:span> to replace NaNs with empty strings. Specify the additional keyword argument <text:span text:style-name="Source_20_Text">inplace=True</text:span> so that you don't have to assign the result back to <text:span text:style-name="Source_20_Text">df</text:span>. </text:p>
        </text:list-item>
        <text:list-item>
          <text:p text:style-name="P27">Instantiate the <text:span text:style-name="Source_20_Text">CountVectorizer</text:span> as <text:span text:style-name="Source_20_Text">vec_alphanumeric</text:span> by specifying the <text:span text:style-name="Source_20_Text">token_pattern</text:span> to be <text:span text:style-name="Source_20_Text">TOKENS_ALPHANUMERIC</text:span>. </text:p>
        </text:list-item>
        <text:list-item>
          <text:p text:style-name="P27">Fit <text:span text:style-name="Source_20_Text">vec_alphanumeric</text:span> to <text:span text:style-name="Source_20_Text">df.Position_Extra</text:span>. </text:p>
        </text:list-item>
        <text:list-item>
          <text:p text:style-name="P16">Hit 'Submit Answer' to see the <text:span text:style-name="Source_20_Text">len</text:span> of the fitted representation as well as the first 15 elements, and compare to <text:span text:style-name="Source_20_Text">vec_basic</text:span>. </text:p>
        </text:list-item>
      </text:list>
      <text:p text:style-name="P47">SOLUTIONS:</text:p>
      <text:p text:style-name="P48"># Import CountVectorizer</text:p>
      <text:p text:style-name="P48">from sklearn.feature_extraction.text import CountVectorizer</text:p>
      <text:p text:style-name="P48"/>
      <text:p text:style-name="P48"># Create the token pattern: TOKENS_ALPHANUMERIC</text:p>
      <text:p text:style-name="P48">TOKENS_ALPHANUMERIC = '[A-Za-z0-9]+(?=\\s+)'</text:p>
      <text:p text:style-name="P48"/>
      <text:p text:style-name="P48"># Fill missing values in df.Position_Extra</text:p>
      <text:p text:style-name="P48">df.Position_Extra.fillna('', inplace=True)</text:p>
      <text:p text:style-name="P48"/>
      <text:p text:style-name="P48"># Instantiate the CountVectorizer: vec_alphanumeric</text:p>
      <text:p text:style-name="P48">vec_alphanumeric = CountVectorizer(token_pattern=TOKENS_ALPHANUMERIC)</text:p>
      <text:p text:style-name="P48"/>
      <text:p text:style-name="P48"><text:soft-page-break/># Fit to the data</text:p>
      <text:p text:style-name="P48">vec_alphanumeric.fit(df.Position_Extra)</text:p>
      <text:p text:style-name="P48"/>
      <text:p text:style-name="P48"># Print the number of tokens and first 15 tokens</text:p>
      <text:p text:style-name="P48">msg = "There are {} tokens in Position_Extra if we split on non-alpha numeric"</text:p>
      <text:p text:style-name="P48">print(msg.format(len(vec_alphanumeric.get_feature_names())))</text:p>
      <text:p text:style-name="P48">print(vec_alphanumeric.get_feature_names()[:15])</text:p>
      <text:p text:style-name="P48"/>
      <text:p text:style-name="P48"/>
      <text:p text:style-name="P48"/>
      <text:p text:style-name="P48"/>
      <text:p text:style-name="P49">&gt;&gt;&gt;&gt;&gt;&gt;&gt;&gt;&gt;</text:p>
      <text:h text:style-name="P7" text:outline-level="1">Combining text columns for tokenization</text:h>
      <text:p text:style-name="Text_20_body">In order to get a bag-of-words representation for all of the text data in our DataFrame, you must first convert the text data in each row of the DataFrame into a single string.</text:p>
      <text:p text:style-name="Text_20_body">In the previous exercise, this wasn't necessary because you only looked at one column of data, so each row was already just a single string. <text:span text:style-name="Source_20_Text">CountVectorizer</text:span> expects each row to just be a single string, so in order to use all of the text columns, you'll need a method to turn a list of strings into a single string.</text:p>
      <text:p text:style-name="Text_20_body">In this exercise, you'll complete the function definition <text:span text:style-name="Source_20_Text">combine_text_columns()</text:span>. When completed, this function will convert all training text data in your DataFrame to a single string per row that can be passed to the vectorizer object and made into a bag-of-words using the <text:span text:style-name="Source_20_Text">.fit_transform()</text:span> method.</text:p>
      <text:p text:style-name="Text_20_body">Note that the function uses <text:span text:style-name="Source_20_Text">NUMERIC_COLUMNS</text:span> and <text:span text:style-name="Source_20_Text">LABELS</text:span> to determine which columns to drop. These lists have been loaded into the workspace.</text:p>
      <text:h text:style-name="Heading_20_5" text:outline-level="5">Instructions</text:h>
      <text:p text:style-name="Text_20_body">100xp</text:p>
      <text:list xml:id="list8201267549289119021" text:style-name="L9">
        <text:list-item>
          <text:p text:style-name="P28">Use the <text:span text:style-name="Source_20_Text">.drop()</text:span> method on <text:span text:style-name="Source_20_Text">data_frame</text:span> with <text:span text:style-name="Source_20_Text">to_drop</text:span> and <text:span text:style-name="Source_20_Text">axis=</text:span> as arguments to drop the non-text data. Save the result as <text:span text:style-name="Source_20_Text">text_data</text:span>. </text:p>
        </text:list-item>
        <text:list-item>
          <text:p text:style-name="P28">Fill in missing values (inplace) in <text:span text:style-name="Source_20_Text">text_data</text:span> with blanks (<text:span text:style-name="Source_20_Text">""</text:span>), using the <text:span text:style-name="Source_20_Text">.fillna()</text:span> method. </text:p>
        </text:list-item>
        <text:list-item>
          <text:p text:style-name="P17">Complete the <text:span text:style-name="Source_20_Text">.apply()</text:span> method by writing a lambda function that uses the <text:span text:style-name="Source_20_Text">.join()</text:span> method to join all the items in a row with a space in between. </text:p>
        </text:list-item>
      </text:list>
      <text:p text:style-name="P49"/>
      <text:p text:style-name="P49"/>
      <text:p text:style-name="P50">SOLUTIONS:</text:p>
      <text:p text:style-name="P51"># Define combine_text_columns()</text:p>
      <text:p text:style-name="P51">def combine_text_columns(data_frame, to_drop=NUMERIC_COLUMNS + LABELS):</text:p>
      <text:p text:style-name="P51"><text:s text:c="4"/>""" converts all text in each row of data_frame to single vector """</text:p>
      <text:p text:style-name="P51"><text:s text:c="4"/></text:p>
      <text:p text:style-name="P51"><text:s text:c="4"/># Drop non-text columns that are in the df</text:p>
      <text:p text:style-name="P51"><text:s text:c="4"/>to_drop = set(to_drop) &amp; set(data_frame.columns.tolist())</text:p>
      <text:p text:style-name="P51"><text:soft-page-break/><text:s text:c="4"/>text_data = data_frame.drop(to_drop, axis=1)</text:p>
      <text:p text:style-name="P51"><text:s text:c="4"/></text:p>
      <text:p text:style-name="P51"><text:s text:c="4"/># Replace nans with blanks</text:p>
      <text:p text:style-name="P51"><text:s text:c="4"/>text_data.fillna("", inplace=True)</text:p>
      <text:p text:style-name="P51"><text:s text:c="4"/></text:p>
      <text:p text:style-name="P51"><text:s text:c="4"/># Join all text items in a row that have a space in between</text:p>
      <text:p text:style-name="P51"><text:s text:c="4"/>return text_data.apply(lambda x: " ".join(x), axis=1)</text:p>
      <text:p text:style-name="P43"/>
      <text:p text:style-name="P43"/>
      <text:p text:style-name="P52">&gt;&gt;&gt;&gt;&gt;&gt;&gt;&gt;&gt;&gt;&gt;&gt;&gt;.</text:p>
      <text:h text:style-name="P8" text:outline-level="1">What's in a token?</text:h>
      <text:p text:style-name="Text_20_body">Now you will use <text:span text:style-name="Source_20_Text">combine_text_columns</text:span> to convert all training text data in your DataFrame to a single vector that can be passed to the vectorizer object and made into a bag-of-words using the <text:span text:style-name="Source_20_Text">.fit_transform()</text:span> method.</text:p>
      <text:p text:style-name="Text_20_body">You'll compare the effect of tokenizing using any non-whitespace characters as a token and using only alphanumeric characters as a token.</text:p>
      <text:h text:style-name="Heading_20_5" text:outline-level="5">Instructions</text:h>
      <text:p text:style-name="Text_20_body">70xp</text:p>
      <text:list xml:id="list6185193504726667797" text:style-name="L10">
        <text:list-item>
          <text:p text:style-name="P29">Import <text:span text:style-name="Source_20_Text">CountVectorizer</text:span> from <text:span text:style-name="Source_20_Text">sklearn.feature_extraction.text</text:span>. </text:p>
        </text:list-item>
        <text:list-item>
          <text:p text:style-name="P29">Instantiate <text:span text:style-name="Source_20_Text">vec_basic</text:span> and <text:span text:style-name="Source_20_Text">vec_alphanumeric</text:span> using, respectively, the <text:span text:style-name="Source_20_Text">TOKENS_BASIC</text:span> and <text:span text:style-name="Source_20_Text">TOKENS_ALPHANUMERIC</text:span> patterns. </text:p>
        </text:list-item>
        <text:list-item>
          <text:p text:style-name="P29">Create the text vector by using the <text:span text:style-name="Source_20_Text">combine_text_columns()</text:span> function on <text:span text:style-name="Source_20_Text">df</text:span>. </text:p>
        </text:list-item>
        <text:list-item>
          <text:p text:style-name="P18">Using the <text:span text:style-name="Source_20_Text">.fit_transform()</text:span> method with <text:span text:style-name="Source_20_Text">text_vector</text:span>, fit and transform first <text:span text:style-name="Source_20_Text">vec_basic</text:span> and then <text:span text:style-name="Source_20_Text">vec_alphanumeric</text:span>. Print the number of tokens they contain. </text:p>
        </text:list-item>
      </text:list>
      <text:list xml:id="list5040441546045281588" text:style-name="L11">
        <text:list-item>
          <text:p text:style-name="P19"><text:a xlink:type="simple" xlink:href="https://campus.datacamp.com/courses/machine-learning-with-the-experts-school-budgets/creating-a-simple-first-model?ex=13" text:style-name="Internet_20_link" text:visited-style-name="Visited_20_Internet_20_Link">Show Answer (-70xp)</text:a></text:p>
        </text:list-item>
      </text:list>
      <text:h text:style-name="Heading_20_6" text:outline-level="6">Hint</text:h>
      <text:list xml:id="list4451192962168220277" text:style-name="L12">
        <text:list-item>
          <text:p text:style-name="P30">Use the command <text:span text:style-name="Source_20_Text">from y import x</text:span> to import <text:span text:style-name="Source_20_Text">x</text:span> from <text:span text:style-name="Source_20_Text">y</text:span>. </text:p>
        </text:list-item>
        <text:list-item>
          <text:p text:style-name="P30">Use <text:span text:style-name="Source_20_Text">CountVectorizer()</text:span> and specify the <text:span text:style-name="Source_20_Text">token_pattern</text:span> parameter to be either <text:span text:style-name="Source_20_Text">TOKENS_BASIC</text:span> (to instantiate <text:span text:style-name="Source_20_Text">vec_basic</text:span>) or <text:span text:style-name="Source_20_Text">TOKENS_ALPHANUMERIC</text:span> (to instantiate <text:span text:style-name="Source_20_Text">vec_alphanumeric</text:span>). </text:p>
        </text:list-item>
        <text:list-item>
          <text:p text:style-name="P30">Use <text:span text:style-name="Source_20_Text">combine_text_columns(df)</text:span> to create <text:span text:style-name="Source_20_Text">text_vector</text:span>. </text:p>
        </text:list-item>
        <text:list-item>
          <text:p text:style-name="P20">Use the <text:span text:style-name="Source_20_Text">.fit_transform()</text:span> method first on <text:span text:style-name="Source_20_Text">vec_basic</text:span> and then on <text:span text:style-name="Source_20_Text">vec_alphanumeric</text:span> with <text:span text:style-name="Source_20_Text">text_vector</text:span> as the argument in each case. </text:p>
        </text:list-item>
      </text:list>
      <text:p text:style-name="P52"/>
      <text:p text:style-name="P52"/>
      <text:p text:style-name="P53">SOLUTIONS:</text:p>
      <text:p text:style-name="P54"># Import the CountVectorizer</text:p>
      <text:p text:style-name="P54">from sklearn.feature_extraction.text import CountVectorizer</text:p>
      <text:p text:style-name="P54"/>
      <text:p text:style-name="P54"># Create the basic token pattern</text:p>
      <text:p text:style-name="P54">TOKENS_BASIC = '\\S+(?=\\s+)'</text:p>
      <text:p text:style-name="P54"><text:soft-page-break/></text:p>
      <text:p text:style-name="P54"># Create the alphanumeric token pattern</text:p>
      <text:p text:style-name="P54">TOKENS_ALPHANUMERIC = '[A-Za-z0-9]+(?=\\s+)'</text:p>
      <text:p text:style-name="P54"/>
      <text:p text:style-name="P54"># Instantiate basic CountVectorizer: vec_basic</text:p>
      <text:p text:style-name="P54">vec_basic =CountVectorizer(token_pattern=TOKENS_BASIC)</text:p>
      <text:p text:style-name="P54"/>
      <text:p text:style-name="P54"># Instantiate alphanumeric CountVectorizer: vec_alphanumeric</text:p>
      <text:p text:style-name="P54">vec_alphanumeric = CountVectorizer(token_pattern=TOKENS_ALPHANUMERIC)</text:p>
      <text:p text:style-name="P54"/>
      <text:p text:style-name="P54"># Create the text vector</text:p>
      <text:p text:style-name="P54">text_vector = combine_text_columns(df)</text:p>
      <text:p text:style-name="P54"/>
      <text:p text:style-name="P54"># Fit and transform vec_basic</text:p>
      <text:p text:style-name="P54">vec_basic.fit_transform(text_vector)</text:p>
      <text:p text:style-name="P54"/>
      <text:p text:style-name="P54"># Print number of tokens of vec_basic</text:p>
      <text:p text:style-name="P54">print("There are {} tokens in the dataset".format(len(vec_basic.get_feature_names())))</text:p>
      <text:p text:style-name="P54"/>
      <text:p text:style-name="P54"># Fit and transform vec_alphanumeric</text:p>
      <text:p text:style-name="P54">vec_alphanumeric.fit_transform(text_vector)</text:p>
      <text:p text:style-name="P54"/>
      <text:p text:style-name="P54"># Print number of tokens of vec_alphanumeric</text:p>
      <text:p text:style-name="P54">print("There are {} alpha-numeric tokens in the dataset".format(len(vec_alphanumeric.get_feature_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39:33.523999595</meta:creation-date>
    <dc:date>2018-02-22T00:34:31.590421469</dc:date>
    <meta:editing-duration>PT54M44S</meta:editing-duration>
    <meta:editing-cycles>30</meta:editing-cycles>
    <meta:generator>LibreOffice/5.1.6.2$Linux_X86_64 LibreOffice_project/10m0$Build-2</meta:generator>
    <meta:document-statistic meta:table-count="0" meta:image-count="0" meta:object-count="0" meta:page-count="10" meta:paragraph-count="254" meta:word-count="2227" meta:character-count="15949" meta:non-whitespace-character-count="13488"/>
  </office:meta>
</office:document-meta>
</file>